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6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3"/>
    <style:style style:name="ce10" style:family="table-cell" style:parent-style-name="Default" style:data-style-name="N103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0"/>
    <style:style style:name="ce13" style:family="table-cell" style:parent-style-name="Default">
      <style:text-properties style:font-name="Arial"/>
    </style:style>
    <style:style style:name="ce14" style:family="table-cell" style:parent-style-name="Default" style:data-style-name="N103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3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/>
    <style:style style:name="ce1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16"/>
        <table:table-column table:style-name="co4" table:default-cell-style-name="ce9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>
            <text:p>Q1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1">
          <table:table-cell table:style-name="ce1" office:value-type="string">
            <text:p>Income</text:p>
          </table:table-cell>
          <table:table-cell table:number-columns-repeated="3"/>
          <table:table-cell table:style-name="ce16"/>
          <table:table-cell/>
          <table:table-cell table:style-name="ce16" table:number-columns-repeated="7"/>
        </table:table-row>
        <table:table-row table:style-name="ro1">
          <table:table-cell office:value-type="string">
            <text:p>sales</text:p>
          </table:table-cell>
          <table:table-cell table:number-columns-repeated="3"/>
          <table:table-cell table:style-name="ce16"/>
          <table:table-cell/>
          <table:table-cell table:style-name="ce16" table:number-columns-repeated="7"/>
        </table:table-row>
        <table:table-row table:style-name="ro1">
          <table:table-cell office:value-type="string">
            <text:p>grants/donations</text:p>
          </table:table-cell>
          <table:table-cell table:number-columns-repeated="3"/>
          <table:table-cell table:style-name="ce16"/>
          <table:table-cell/>
          <table:table-cell table:style-name="ce16" table:number-columns-repeated="7"/>
        </table:table-row>
        <table:table-row table:style-name="ro1">
          <table:table-cell office:value-type="string">
            <text:p>interest</text:p>
          </table:table-cell>
          <table:table-cell table:number-columns-repeated="3"/>
          <table:table-cell table:style-name="ce16"/>
          <table:table-cell/>
          <table:table-cell table:style-name="ce16" table:number-columns-repeated="7"/>
        </table:table-row>
        <table:table-row table:style-name="ro1" table:number-rows-repeated="2">
          <table:table-cell table:number-columns-repeated="4"/>
          <table:table-cell table:style-name="ce16"/>
          <table:table-cell/>
          <table:table-cell table:style-name="ce16" table:number-columns-repeated="7"/>
        </table:table-row>
        <table:table-row table:style-name="ro1">
          <table:table-cell table:style-name="ce1" office:value-type="string">
            <text:p>Expenditure</text:p>
          </table:table-cell>
          <table:table-cell table:number-columns-repeated="3"/>
          <table:table-cell table:style-name="ce16"/>
          <table:table-cell/>
          <table:table-cell table:style-name="ce16" table:number-columns-repeated="7"/>
        </table:table-row>
        <table:table-row table:style-name="ro1">
          <table:table-cell office:value-type="string">
            <text:p>Salaries</text:p>
          </table:table-cell>
          <table:table-cell office:value-type="currency" office:currency="GBP" office:value="125000">
            <text:p>£125,000</text:p>
          </table:table-cell>
          <table:table-cell office:value-type="currency" office:currency="GBP" office:value="125000">
            <text:p>£125,000.00</text:p>
          </table:table-cell>
          <table:table-cell office:value-type="currency" office:currency="GBP" office:value="125000">
            <text:p>£125,000</text:p>
          </table:table-cell>
          <table:table-cell table:style-name="ce16" office:value-type="currency" office:currency="GBP" office:value="125000">
            <text:p>£125,000.00</text:p>
          </table:table-cell>
          <table:table-cell office:value-type="currency" office:currency="GBP" office:value="125000">
            <text:p>£125,000</text:p>
          </table:table-cell>
          <table:table-cell table:style-name="ce16" office:value-type="currency" office:currency="GBP" office:value="125000">
            <text:p>£125,000.00</text:p>
          </table:table-cell>
          <table:table-cell table:style-name="ce16" office:value-type="currency" office:currency="GBP" office:value="125000">
            <text:p>£125,000.00</text:p>
          </table:table-cell>
          <table:table-cell table:style-name="ce16" office:value-type="currency" office:currency="GBP" office:value="125000">
            <text:p>£125,000.00</text:p>
          </table:table-cell>
          <table:table-cell table:style-name="ce16" office:value-type="currency" office:currency="GBP" office:value="125000">
            <text:p>£125,000.00</text:p>
          </table:table-cell>
          <table:table-cell table:style-name="ce16" office:value-type="currency" office:currency="GBP" office:value="125000">
            <text:p>£125,000.00</text:p>
          </table:table-cell>
          <table:table-cell table:style-name="ce16" office:value-type="currency" office:currency="GBP" office:value="125000">
            <text:p>£125,000.00</text:p>
          </table:table-cell>
          <table:table-cell table:style-name="ce16" office:value-type="currency" office:currency="GBP" office:value="125000">
            <text:p>£125,000.00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currency" office:currency="GBP" office:value="10000">
            <text:p>£10,000</text:p>
          </table:table-cell>
          <table:table-cell office:value-type="currency" office:currency="GBP" office:value="0">
            <text:p>£0.00</text:p>
          </table:table-cell>
          <table:table-cell office:value-type="currency" office:currency="GBP" office:value="10000">
            <text:p>£10,000</text:p>
          </table:table-cell>
          <table:table-cell table:style-name="ce16" office:value-type="currency" office:currency="GBP" office:value="10000">
            <text:p>£10,000.00</text:p>
          </table:table-cell>
          <table:table-cell office:value-type="currency" office:currency="GBP" office:value="0">
            <text:p>£0</text:p>
          </table:table-cell>
          <table:table-cell table:style-name="ce16" office:value-type="currency" office:currency="GBP" office:value="0">
            <text:p>£0.00</text:p>
          </table:table-cell>
          <table:table-cell table:style-name="ce16" office:value-type="currency" office:currency="GBP" office:value="0">
            <text:p>£0.00</text:p>
          </table:table-cell>
          <table:table-cell table:style-name="ce16" office:value-type="currency" office:currency="GBP" office:value="0">
            <text:p>£0.00</text:p>
          </table:table-cell>
          <table:table-cell table:style-name="ce16" office:value-type="currency" office:currency="GBP" office:value="0">
            <text:p>£0.00</text:p>
          </table:table-cell>
          <table:table-cell table:style-name="ce16" office:value-type="currency" office:currency="GBP" office:value="0">
            <text:p>£0.00</text:p>
          </table:table-cell>
          <table:table-cell table:style-name="ce16" office:value-type="currency" office:currency="GBP" office:value="0">
            <text:p>£0.00</text:p>
          </table:table-cell>
          <table:table-cell table:style-name="ce16" office:value-type="currency" office:currency="GBP" office:value="0">
            <text:p>£0.00</text:p>
          </table:table-cell>
        </table:table-row>
        <table:table-row table:style-name="ro1">
          <table:table-cell office:value-type="string">
            <text:p>Phone bills, office utilities</text:p>
          </table:table-cell>
          <table:table-cell office:value-type="currency" office:currency="GBP" office:value="2000">
            <text:p>£2,000</text:p>
          </table:table-cell>
          <table:table-cell office:value-type="currency" office:currency="GBP" office:value="2000">
            <text:p>£2,000.00</text:p>
          </table:table-cell>
          <table:table-cell office:value-type="currency" office:currency="GBP" office:value="2000">
            <text:p>£2,000</text:p>
          </table:table-cell>
          <table:table-cell table:style-name="ce16" office:value-type="currency" office:currency="GBP" office:value="2000">
            <text:p>£2,000.00</text:p>
          </table:table-cell>
          <table:table-cell office:value-type="currency" office:currency="GBP" office:value="2000">
            <text:p>£2,000</text:p>
          </table:table-cell>
          <table:table-cell table:style-name="ce16" office:value-type="currency" office:currency="GBP" office:value="2000">
            <text:p>£2,000.00</text:p>
          </table:table-cell>
          <table:table-cell table:style-name="ce16" office:value-type="currency" office:currency="GBP" office:value="2000">
            <text:p>£2,000.00</text:p>
          </table:table-cell>
          <table:table-cell table:style-name="ce16" office:value-type="currency" office:currency="GBP" office:value="2000">
            <text:p>£2,000.00</text:p>
          </table:table-cell>
          <table:table-cell table:style-name="ce16" office:value-type="currency" office:currency="GBP" office:value="2000">
            <text:p>£2,000.00</text:p>
          </table:table-cell>
          <table:table-cell table:style-name="ce16" office:value-type="currency" office:currency="GBP" office:value="2000">
            <text:p>£2,000.00</text:p>
          </table:table-cell>
          <table:table-cell table:style-name="ce16" office:value-type="currency" office:currency="GBP" office:value="2000">
            <text:p>£2,000.00</text:p>
          </table:table-cell>
          <table:table-cell table:style-name="ce16" office:value-type="currency" office:currency="GBP" office:value="2000">
            <text:p>£2,000.00</text:p>
          </table:table-cell>
        </table:table-row>
        <table:table-row table:style-name="ro1">
          <table:table-cell office:value-type="string">
            <text:p>Advertising</text:p>
          </table:table-cell>
          <table:table-cell office:value-type="string">
            <text:p>£25 000</text:p>
          </table:table-cell>
          <table:table-cell table:number-columns-repeated="2"/>
          <table:table-cell table:style-name="ce16"/>
          <table:table-cell/>
          <table:table-cell table:style-name="ce16" table:number-columns-repeated="7"/>
        </table:table-row>
        <table:table-row table:style-name="ro1">
          <table:table-cell office:value-type="string">
            <text:p>Legal and professional fees</text:p>
          </table:table-cell>
          <table:table-cell table:number-columns-repeated="3"/>
          <table:table-cell table:style-name="ce16"/>
          <table:table-cell/>
          <table:table-cell table:style-name="ce16" table:number-columns-repeated="7"/>
        </table:table-row>
        <table:table-row table:style-name="ro1">
          <table:table-cell office:value-type="string">
            <text:p>Equipment and ingredients</text:p>
          </table:table-cell>
          <table:table-cell table:number-columns-repeated="3"/>
          <table:table-cell table:style-name="ce16"/>
          <table:table-cell/>
          <table:table-cell table:style-name="ce16" table:number-columns-repeated="7"/>
        </table:table-row>
        <table:table-row table:style-name="ro1">
          <table:table-cell office:value-type="string">
            <text:p>Repairs and Maintenance</text:p>
          </table:table-cell>
          <table:table-cell office:value-type="currency" office:currency="GBP" office:value="0">
            <text:p>£0</text:p>
          </table:table-cell>
          <table:table-cell office:value-type="currency" office:currency="GBP" office:value="0">
            <text:p>£0.00</text:p>
          </table:table-cell>
          <table:table-cell office:value-type="currency" office:currency="GBP" office:value="0">
            <text:p>£0</text:p>
          </table:table-cell>
          <table:table-cell table:style-name="ce16" office:value-type="currency" office:currency="GBP" office:value="0">
            <text:p>£0.00</text:p>
          </table:table-cell>
          <table:table-cell office:value-type="currency" office:currency="GBP" office:value="0">
            <text:p>£0</text:p>
          </table:table-cell>
          <table:table-cell table:style-name="ce16" office:value-type="currency" office:currency="GBP" office:value="1000">
            <text:p>£1,000.00</text:p>
          </table:table-cell>
          <table:table-cell table:style-name="ce16" office:value-type="currency" office:currency="GBP" office:value="500">
            <text:p>£500.00</text:p>
          </table:table-cell>
          <table:table-cell table:style-name="ce16" office:value-type="currency" office:currency="GBP" office:value="1000">
            <text:p>£1,000.00</text:p>
          </table:table-cell>
          <table:table-cell table:style-name="ce16" office:value-type="currency" office:currency="GBP" office:value="600">
            <text:p>£600.00</text:p>
          </table:table-cell>
          <table:table-cell table:style-name="ce16" office:value-type="currency" office:currency="GBP" office:value="0">
            <text:p>£0.00</text:p>
          </table:table-cell>
          <table:table-cell table:style-name="ce16" office:value-type="currency" office:currency="GBP" office:value="0">
            <text:p>£0.00</text:p>
          </table:table-cell>
          <table:table-cell table:style-name="ce16" office:value-type="currency" office:currency="GBP" office:value="0">
            <text:p>£0.00</text:p>
          </table:table-cell>
        </table:table-row>
        <table:table-row table:style-name="ro1">
          <table:table-cell office:value-type="string">
            <text:p>Loan Repayment</text:p>
          </table:table-cell>
          <table:table-cell office:value-type="currency" office:currency="GBP" office:value="10000">
            <text:p>£10,000</text:p>
          </table:table-cell>
          <table:table-cell office:value-type="currency" office:currency="GBP" office:value="10000">
            <text:p>£10,000.00</text:p>
          </table:table-cell>
          <table:table-cell office:value-type="currency" office:currency="GBP" office:value="10000">
            <text:p>£10,000</text:p>
          </table:table-cell>
          <table:table-cell table:style-name="ce16" office:value-type="currency" office:currency="GBP" office:value="10000">
            <text:p>£10,000.00</text:p>
          </table:table-cell>
          <table:table-cell office:value-type="currency" office:currency="GBP" office:value="10000">
            <text:p>£10,000</text:p>
          </table:table-cell>
          <table:table-cell table:style-name="ce16" office:value-type="currency" office:currency="GBP" office:value="10000">
            <text:p>£10,000.00</text:p>
          </table:table-cell>
          <table:table-cell table:style-name="ce16" office:value-type="currency" office:currency="GBP" office:value="10000">
            <text:p>£10,000.00</text:p>
          </table:table-cell>
          <table:table-cell table:style-name="ce16" office:value-type="currency" office:currency="GBP" office:value="10000">
            <text:p>£10,000.00</text:p>
          </table:table-cell>
          <table:table-cell table:style-name="ce16" office:value-type="currency" office:currency="GBP" office:value="10000">
            <text:p>£10,000.00</text:p>
          </table:table-cell>
          <table:table-cell table:style-name="ce16" office:value-type="currency" office:currency="GBP" office:value="10000">
            <text:p>£10,000.00</text:p>
          </table:table-cell>
          <table:table-cell table:style-name="ce16" office:value-type="currency" office:currency="GBP" office:value="10000">
            <text:p>£10,000.00</text:p>
          </table:table-cell>
          <table:table-cell table:style-name="ce16" office:value-type="currency" office:currency="GBP" office:value="10000">
            <text:p>£10,000.00</text:p>
          </table:table-cell>
        </table:table-row>
        <table:table-row table:style-name="ro1">
          <table:table-cell office:value-type="string">
            <text:p>Taxe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1" office:value-type="string">
            <text:p>Start-up Funding</text:p>
          </table:table-cell>
          <table:table-cell table:number-columns-repeated="4"/>
          <table:table-cell>
            <draw:frame table:end-cell-address="Sheet1.K45" table:end-x="0.48cm" table:end-y="0.113cm" draw:z-index="0" draw:style-name="gr1" svg:width="12.057cm" svg:height="9.192cm" svg:x="0.898cm" svg:y="0.406cm">
              <draw:object draw:notify-on-update-of-ranges="Sheet1.C26:Sheet1.C29 Sheet1.D26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rt-up Expenses to Fund</text:p>
          </table:table-cell>
          <table:table-cell table:formula="of:=[.B63]" office:value-type="currency" office:currency="GBP" office:value="53950">
            <text:p>£53,950</text:p>
          </table:table-cell>
          <table:table-cell office:value-type="string">
            <text:p>Expenses</text:p>
          </table:table-cell>
          <table:table-cell office:value-type="currency" office:currency="GBP" office:value="53950">
            <text:p>£53,950</text:p>
          </table:table-cell>
          <table:table-cell table:number-columns-repeated="9"/>
        </table:table-row>
        <table:table-row table:style-name="ro1">
          <table:table-cell office:value-type="string">
            <text:p>Start-up Assets to Fund</text:p>
          </table:table-cell>
          <table:table-cell table:formula="of:=[.B70]" office:value-type="currency" office:currency="GBP" office:value="23225">
            <text:p>£23,225</text:p>
          </table:table-cell>
          <table:table-cell office:value-type="string">
            <text:p>Assets</text:p>
          </table:table-cell>
          <table:table-cell office:value-type="currency" office:currency="GBP" office:value="23225">
            <text:p>£23,225</text:p>
          </table:table-cell>
          <table:table-cell table:number-columns-repeated="9"/>
        </table:table-row>
        <table:table-row table:style-name="ro1">
          <table:table-cell office:value-type="string">
            <text:p>Total Funding Required</text:p>
          </table:table-cell>
          <table:table-cell table:formula="of:=[.B72]" office:value-type="currency" office:currency="GBP" office:value="77175">
            <text:p>£77,175</text:p>
          </table:table-cell>
          <table:table-cell office:value-type="string">
            <text:p>Investment</text:p>
          </table:table-cell>
          <table:table-cell office:value-type="currency" office:currency="GBP" office:value="15000">
            <text:p>£15,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Loans</text:p>
          </table:table-cell>
          <table:table-cell office:value-type="currency" office:currency="GBP" office:value="39000">
            <text:p>£39,00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Assets <text:s/></text:p>
          </table:table-cell>
          <table:table-cell table:number-columns-repeated="12"/>
        </table:table-row>
        <table:table-row table:style-name="ro1">
          <table:table-cell office:value-type="string">
            <text:p>Non-cash Assets from Start-up</text:p>
          </table:table-cell>
          <table:table-cell office:value-type="currency" office:currency="GBP" office:value="8000">
            <text:p>£8,000</text:p>
          </table:table-cell>
          <table:table-cell table:number-columns-repeated="11"/>
        </table:table-row>
        <table:table-row table:style-name="ro1">
          <table:table-cell office:value-type="string">
            <text:p>Cash Requirements from Start-up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Additional Cash Raised</text:p>
          </table:table-cell>
          <table:table-cell office:value-type="currency" office:currency="GBP" office:value="225">
            <text:p>£225</text:p>
          </table:table-cell>
          <table:table-cell table:number-columns-repeated="11"/>
        </table:table-row>
        <table:table-row table:style-name="ro1">
          <table:table-cell office:value-type="string">
            <text:p>Cash Balance on Starting Date</text:p>
          </table:table-cell>
          <table:table-cell office:value-type="currency" office:currency="GBP" office:value="15225">
            <text:p>£15,225</text:p>
          </table:table-cell>
          <table:table-cell table:number-columns-repeated="11"/>
        </table:table-row>
        <table:table-row table:style-name="ro1">
          <table:table-cell office:value-type="string">
            <text:p>Total Assets</text:p>
          </table:table-cell>
          <table:table-cell table:formula="of:=SUM([.B31:.B33])" office:value-type="currency" office:currency="GBP" office:value="23225">
            <text:p>£23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Liabilities and Capital 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Liabilities </text:p>
          </table:table-cell>
          <table:table-cell table:number-columns-repeated="12"/>
        </table:table-row>
        <table:table-row table:style-name="ro1">
          <table:table-cell office:value-type="string">
            <text:p>Current Borrowing</text:p>
          </table:table-cell>
          <table:table-cell office:value-type="currency" office:currency="GBP" office:value="39000">
            <text:p>£39,000</text:p>
          </table:table-cell>
          <table:table-cell table:number-columns-repeated="11"/>
        </table:table-row>
        <table:table-row table:style-name="ro1">
          <table:table-cell office:value-type="string">
            <text:p>Long-term Liabilities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Accounts Payable (Outstanding Bills) 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Other Current Liabilities (interest-free)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Total Liabilities</text:p>
          </table:table-cell>
          <table:table-cell table:formula="of:=SUM([.B39:.B42])" office:value-type="currency" office:currency="GBP" office:value="39000">
            <text:p>£39,0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Capital 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Planned Investment <text:s/></text:p>
          </table:table-cell>
          <table:table-cell table:number-columns-repeated="12"/>
        </table:table-row>
        <table:table-row table:style-name="ro1">
          <table:table-cell office:value-type="string">
            <text:p>Founder £10,000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Investor <text:s/>£0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Additional Investment Requirement £0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Total Planned Investment <text:s/>£10,000</text:p>
          </table:table-cell>
          <table:table-cell table:formula="of:=SUM([.B47:.B49])"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Capital (Investment+Assets)</text:p>
          </table:table-cell>
          <table:table-cell table:formula="of:=[.B50]+[.B35]" office:value-type="currency" office:currency="GBP" office:value="38225">
            <text:p>£38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Funding (Capital + Liabilities)</text:p>
          </table:table-cell>
          <table:table-cell table:formula="of:=[.B43]+[.B52]" office:value-type="currency" office:currency="GBP" office:value="77225">
            <text:p>£77,22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tart-up Requi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Start-up Expenses</text:p>
          </table:table-cell>
          <table:table-cell table:number-columns-repeated="12"/>
        </table:table-row>
        <table:table-row table:style-name="ro1">
          <table:table-cell office:value-type="string">
            <text:p>Consultants</text:p>
          </table:table-cell>
          <table:table-cell office:value-type="currency" office:currency="GBP" office:value="250">
            <text:p>£250</text:p>
          </table:table-cell>
          <table:table-cell table:number-columns-repeated="11"/>
        </table:table-row>
        <table:table-row table:style-name="ro1">
          <table:table-cell office:value-type="string">
            <text:p>Insurance</text:p>
          </table:table-cell>
          <table:table-cell office:value-type="currency" office:currency="GBP" office:value="1200">
            <text:p>£1,200</text:p>
          </table:table-cell>
          <table:table-cell table:number-columns-repeated="11"/>
        </table:table-row>
        <table:table-row table:style-name="ro1">
          <table:table-cell office:value-type="string">
            <text:p>Other</text:p>
          </table:table-cell>
          <table:table-cell office:value-type="currency" office:currency="GBP" office:value="52500">
            <text:p>£52,500</text:p>
          </table:table-cell>
          <table:table-cell table:number-columns-repeated="11"/>
        </table:table-row>
        <table:table-row table:style-name="ro1">
          <table:table-cell office:value-type="string">
            <text:p>Total Start-up Expenses</text:p>
          </table:table-cell>
          <table:table-cell table:formula="of:=[.B60]+[.B61]+[.B62]" office:value-type="currency" office:currency="GBP" office:value="53950">
            <text:p>£53,95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Start-up Assets </text:p>
          </table:table-cell>
          <table:table-cell table:number-columns-repeated="12"/>
        </table:table-row>
        <table:table-row table:style-name="ro1">
          <table:table-cell office:value-type="string">
            <text:p>Cash Required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Start-up Inventory</text:p>
          </table:table-cell>
          <table:table-cell office:value-type="currency" office:currency="GBP" office:value="1500">
            <text:p>£1,500</text:p>
          </table:table-cell>
          <table:table-cell table:number-columns-repeated="11"/>
        </table:table-row>
        <table:table-row table:style-name="ro1">
          <table:table-cell office:value-type="string">
            <text:p>Other Current Assets</text:p>
          </table:table-cell>
          <table:table-cell office:value-type="currency" office:currency="GBP" office:value="725">
            <text:p>£725</text:p>
          </table:table-cell>
          <table:table-cell table:number-columns-repeated="11"/>
        </table:table-row>
        <table:table-row table:style-name="ro1">
          <table:table-cell office:value-type="string">
            <text:p>Long-term Assets</text:p>
          </table:table-cell>
          <table:table-cell office:value-type="currency" office:currency="GBP" office:value="6000">
            <text:p>£6,000</text:p>
          </table:table-cell>
          <table:table-cell table:number-columns-repeated="11"/>
        </table:table-row>
        <table:table-row table:style-name="ro1">
          <table:table-cell office:value-type="string">
            <text:p>Total Assets</text:p>
          </table:table-cell>
          <table:table-cell table:formula="of:=SUM([.B66:.B69])" office:value-type="currency" office:currency="GBP" office:value="23225">
            <text:p>£23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Requirements</text:p>
          </table:table-cell>
          <table:table-cell table:formula="of:=[.B63]+[.B70]" office:value-type="currency" office:currency="GBP" office:value="77175">
            <text:p>£77,17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First 6 months financial summary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Income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Sales</text:p>
          </table:table-cell>
          <table:table-cell office:value-type="currency" office:currency="GBP" office:value="958000">
            <text:p>£958,00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Direct Cost of Sales</text:p>
          </table:table-cell>
          <table:table-cell office:value-type="currency" office:currency="GBP" office:value="80000">
            <text:p>£80,00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Other Costs of Sales</text:p>
          </table:table-cell>
          <table:table-cell office:value-type="currency" office:currency="GBP" office:value="27000">
            <text:p>£27,00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Total Cost of Sales</text:p>
          </table:table-cell>
          <table:table-cell table:formula="of:=SUM([.B79]+[.B80])" office:value-type="currency" office:currency="GBP" office:value="107000">
            <text:p>£107,00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"/>
          <table:table-cell/>
          <table:table-cell table:style-name="ce18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2">
          <table:table-cell table:style-name="ce6" office:value-type="string">
            <text:p>Gross Margin</text:p>
          </table:table-cell>
          <table:table-cell table:style-name="ce10" table:formula="of:=[.B78]-[.B81]" office:value-type="currency" office:currency="GBP" office:value="851000">
            <text:p>£851,00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Gross Margin %</text:p>
          </table:table-cell>
          <table:table-cell table:style-name="ce11" table:formula="of:=[.B83]/[.B78]" office:value-type="percentage" office:value="0.888308977035491">
            <text:p>88.83%</text:p>
          </table:table-cell>
          <table:table-cell table:style-name="ce17"/>
          <table:table-cell table:style-name="ce19"/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 table:style-name="ce5"/>
          <table:table-cell/>
          <table:table-cell table:style-name="ce18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2">
          <table:table-cell table:style-name="ce7" office:value-type="string">
            <text:p>Expenses</text:p>
          </table:table-cell>
          <table:table-cell/>
          <table:table-cell table:style-name="ce18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Number of staff</text:p>
          </table:table-cell>
          <table:table-cell table:style-name="ce12" office:value-type="float" office:value="20">
            <text:p>20</text:p>
          </table:table-cell>
          <table:table-cell table:style-name="ce18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Average Salary</text:p>
          </table:table-cell>
          <table:table-cell office:value-type="currency" office:currency="GBP" office:value="25000">
            <text:p>£25,00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Salary Total</text:p>
          </table:table-cell>
          <table:table-cell table:formula="of:=[.B89]*[.B88]" office:value-type="currency" office:currency="GBP" office:value="500000">
            <text:p>£500,00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Marketing/Promotion</text:p>
          </table:table-cell>
          <table:table-cell office:value-type="currency" office:currency="GBP" office:value="5241">
            <text:p>£5,241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Depreciation</text:p>
          </table:table-cell>
          <table:table-cell office:value-type="currency" office:currency="GBP" office:value="500">
            <text:p>£50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Utilities</text:p>
          </table:table-cell>
          <table:table-cell office:value-type="currency" office:currency="GBP" office:value="1974">
            <text:p>£1,974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Insurance</text:p>
          </table:table-cell>
          <table:table-cell office:value-type="currency" office:currency="GBP" office:value="1498">
            <text:p>£1,498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Other</text:p>
          </table:table-cell>
          <table:table-cell office:value-type="currency" office:currency="GBP" office:value="0">
            <text:p>£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"/>
          <table:table-cell/>
          <table:table-cell table:style-name="ce18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Total Operating Expenses</text:p>
          </table:table-cell>
          <table:table-cell table:formula="of:=SUM([.B90:.B95])" office:value-type="currency" office:currency="GBP" office:value="509213">
            <text:p>£509,213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"/>
          <table:table-cell/>
          <table:table-cell table:style-name="ce18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Profit Before Interest and Taxes</text:p>
          </table:table-cell>
          <table:table-cell table:formula="of:=[.B78]-[.B81]-[.B97]" office:value-type="currency" office:currency="GBP" office:value="341787">
            <text:p>£341,787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EBITDA</text:p>
          </table:table-cell>
          <table:table-cell table:formula="of:=[.B99]+[.B92]" office:value-type="currency" office:currency="GBP" office:value="342287">
            <text:p>£342,287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Interest Payable</text:p>
          </table:table-cell>
          <table:table-cell office:value-type="currency" office:currency="GBP" office:value="4420">
            <text:p>£4,42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Taxes Incurred</text:p>
          </table:table-cell>
          <table:table-cell office:value-type="currency" office:currency="GBP" office:value="67860">
            <text:p>£67,860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"/>
          <table:table-cell/>
          <table:table-cell table:style-name="ce18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2">
          <table:table-cell table:style-name="ce6" office:value-type="string">
            <text:p>Net Profit</text:p>
          </table:table-cell>
          <table:table-cell table:style-name="ce10" table:formula="of:=[.B99]-[.B101]-[.B102]" office:value-type="currency" office:currency="GBP" office:value="269507">
            <text:p>£269,507</text:p>
          </table:table-cell>
          <table:table-cell table:style-name="ce17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Net Profit/Sales</text:p>
          </table:table-cell>
          <table:table-cell table:style-name="ce11" table:formula="of:=[.B104]/[.B78]" office:value-type="percentage" office:value="0.28132254697286">
            <text:p>28.13%</text:p>
          </table:table-cell>
          <table:table-cell table:style-name="ce17"/>
          <table:table-cell table:style-name="ce19"/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Projected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Pro Forma Profit and Loss</text:p>
          </table:table-cell>
          <table:table-cell office:value-type="string">
            <text:p>Year 1</text:p>
          </table:table-cell>
          <table:table-cell office:value-type="string">
            <text:p>Year 2</text:p>
          </table:table-cell>
          <table:table-cell table:style-name="Default" office:value-type="string">
            <text:p>Year 3</text:p>
          </table:table-cell>
          <table:table-cell table:number-columns-repeated="9"/>
        </table:table-row>
        <table:table-row table:style-name="ro1">
          <table:table-cell table:style-name="ce3" office:value-type="string">
            <text:p>Income</text:p>
          </table:table-cell>
          <table:table-cell table:number-columns-repeated="4"/>
          <table:table-cell/>
          <table:table-cell office:value-type="string">
            <text:p>Gross Margin</text:p>
          </table:table-cell>
          <table:table-cell office:value-type="string">
            <text:p>Net Profit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ales</text:p>
          </table:table-cell>
          <table:table-cell office:value-type="currency" office:currency="GBP" office:value="1560000">
            <text:p>£1,560,000</text:p>
          </table:table-cell>
          <table:table-cell table:style-name="ce9" office:value-type="currency" office:currency="GBP" office:value="1984000">
            <text:p>£1,984,000</text:p>
          </table:table-cell>
          <table:table-cell office:value-type="currency" office:currency="GBP" office:value="2425000">
            <text:p>£2,425,000</text:p>
          </table:table-cell>
          <table:table-cell/>
          <table:table-cell office:value-type="string">
            <text:p>Year 1</text:p>
          </table:table-cell>
          <table:table-cell table:style-name="ce10" office:value-type="currency" office:currency="GBP" office:value="1390025">
            <text:p>£1,390,025</text:p>
          </table:table-cell>
          <table:table-cell table:style-name="ce10" office:value-type="currency" office:currency="GBP" office:value="303150">
            <text:p>£303,15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Direct Cost of Sales</text:p>
          </table:table-cell>
          <table:table-cell office:value-type="currency" office:currency="GBP" office:value="127540">
            <text:p>£127,540</text:p>
          </table:table-cell>
          <table:table-cell table:style-name="ce9" office:value-type="currency" office:currency="GBP" office:value="139320">
            <text:p>£139,320</text:p>
          </table:table-cell>
          <table:table-cell office:value-type="currency" office:currency="GBP" office:value="151121">
            <text:p>£151,121</text:p>
          </table:table-cell>
          <table:table-cell office:value-type="string">
            <text:p><text:s/></text:p>
          </table:table-cell>
          <table:table-cell office:value-type="string">
            <text:p>Year 2</text:p>
          </table:table-cell>
          <table:table-cell table:style-name="ce10" office:value-type="currency" office:currency="GBP" office:value="1797245">
            <text:p>£1,797,245</text:p>
          </table:table-cell>
          <table:table-cell table:style-name="ce10" office:value-type="currency" office:currency="GBP" office:value="463047">
            <text:p>£463,047</text:p>
          </table:table-cell>
          <table:table-cell table:number-columns-repeated="5"/>
        </table:table-row>
        <table:table-row table:style-name="ro1">
          <table:table-cell table:style-name="ce4" office:value-type="string">
            <text:p>Other Costs of Sales (e.g. transport)</text:p>
          </table:table-cell>
          <table:table-cell office:value-type="currency" office:currency="GBP" office:value="42435">
            <text:p>£42,435</text:p>
          </table:table-cell>
          <table:table-cell table:style-name="ce9" office:value-type="currency" office:currency="GBP" office:value="47435">
            <text:p>£47,435</text:p>
          </table:table-cell>
          <table:table-cell office:value-type="currency" office:currency="GBP" office:value="55760">
            <text:p>£55,760</text:p>
          </table:table-cell>
          <table:table-cell/>
          <table:table-cell office:value-type="string">
            <text:p>Year 3</text:p>
          </table:table-cell>
          <table:table-cell table:style-name="ce10" office:value-type="currency" office:currency="GBP" office:value="2218119">
            <text:p>£2,218,119</text:p>
          </table:table-cell>
          <table:table-cell table:style-name="ce10" office:value-type="currency" office:currency="GBP" office:value="633671">
            <text:p>£633,67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otal Cost of Sales</text:p>
          </table:table-cell>
          <table:table-cell table:formula="of:=SUM([.B112]+[.B113])" office:value-type="currency" office:currency="GBP" office:value="169975">
            <text:p>£169,975</text:p>
          </table:table-cell>
          <table:table-cell table:style-name="ce9" table:formula="of:=SUM([.C112]+[.C113])" office:value-type="currency" office:currency="GBP" office:value="186755">
            <text:p>£186,755</text:p>
          </table:table-cell>
          <table:table-cell table:formula="of:=SUM([.D112]+[.D113])" office:value-type="currency" office:currency="GBP" office:value="206881">
            <text:p>£206,881</text:p>
          </table:table-cell>
          <table:table-cell table:number-columns-repeated="9"/>
        </table:table-row>
        <table:table-row table:style-name="ro1">
          <table:table-cell table:style-name="ce5"/>
          <table:table-cell/>
          <table:table-cell table:style-name="ce9"/>
          <table:table-cell table:number-columns-repeated="2"/>
          <table:table-cell>
            <draw:frame table:end-cell-address="Sheet1.I130" table:end-x="1.368cm" table:end-y="0.32cm" draw:z-index="1" draw:style-name="gr1" svg:width="8.009cm" svg:height="6.999cm" svg:x="1.318cm" svg:y="0.144cm">
              <draw:object draw:notify-on-update-of-ranges="Sheet1.F110:Sheet1.F110 Sheet1.F111:Sheet1.F113 Sheet1.G110:Sheet1.G110 Sheet1.G111:Sheet1.G113 Sheet1.H110:Sheet1.H110 Sheet1.H111:Sheet1.H1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style-name="ce6" office:value-type="string">
            <text:p>Gross Margin</text:p>
          </table:table-cell>
          <table:table-cell table:style-name="ce10" table:formula="of:=[.B111]-[.B114]" office:value-type="currency" office:currency="GBP" office:value="1390025">
            <text:p>£1,390,025</text:p>
          </table:table-cell>
          <table:table-cell table:style-name="ce10" table:formula="of:=[.C111]-[.C114]" office:value-type="currency" office:currency="GBP" office:value="1797245">
            <text:p>£1,797,245</text:p>
          </table:table-cell>
          <table:table-cell table:style-name="ce10" table:formula="of:=[.D111]-[.D114]" office:value-type="currency" office:currency="GBP" office:value="2218119">
            <text:p>£2,218,119</text:p>
          </table:table-cell>
          <table:table-cell table:number-columns-repeated="9"/>
        </table:table-row>
        <table:table-row table:style-name="ro1">
          <table:table-cell table:style-name="ce4" office:value-type="string">
            <text:p>Gross Margin %</text:p>
          </table:table-cell>
          <table:table-cell table:style-name="ce11" table:formula="of:=[.B116]/[.B111]" office:value-type="percentage" office:value="0.891041666666667">
            <text:p>89.10%</text:p>
          </table:table-cell>
          <table:table-cell table:style-name="ce11" table:formula="of:=[.C116]/[.C111]" office:value-type="percentage" office:value="0.905869455645161">
            <text:p>90.59%</text:p>
          </table:table-cell>
          <table:table-cell table:style-name="ce11" table:formula="of:=[.D116]/[.D111]" office:value-type="percentage" office:value="0.91468824742268">
            <text:p>91.47%</text:p>
          </table:table-cell>
          <table:table-cell table:number-columns-repeated="9"/>
        </table:table-row>
        <table:table-row table:style-name="ro1" table:number-rows-repeated="2">
          <table:table-cell table:style-name="ce5"/>
          <table:table-cell/>
          <table:table-cell table:style-name="ce9"/>
          <table:table-cell table:number-columns-repeated="10"/>
        </table:table-row>
        <table:table-row table:style-name="ro2">
          <table:table-cell table:style-name="ce7" office:value-type="string">
            <text:p>Expenses</text:p>
          </table:table-cell>
          <table:table-cell/>
          <table:table-cell table:style-name="ce9"/>
          <table:table-cell table:number-columns-repeated="10"/>
        </table:table-row>
        <table:table-row table:style-name="ro1">
          <table:table-cell table:style-name="ce4" office:value-type="string">
            <text:p>Number of staff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verage Salary</text:p>
          </table:table-cell>
          <table:table-cell office:value-type="currency" office:currency="GBP" office:value="25000">
            <text:p>£25,000</text:p>
          </table:table-cell>
          <table:table-cell table:style-name="ce9" office:value-type="currency" office:currency="GBP" office:value="25000">
            <text:p>£25,000</text:p>
          </table:table-cell>
          <table:table-cell office:value-type="currency" office:currency="GBP" office:value="25000">
            <text:p>£25,0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alary Total</text:p>
          </table:table-cell>
          <table:table-cell table:formula="of:=[.B122]*[.B121]" office:value-type="currency" office:currency="GBP" office:value="1000000">
            <text:p>£1,000,000</text:p>
          </table:table-cell>
          <table:table-cell table:style-name="ce9" table:formula="of:=[.C122]*[.C121]" office:value-type="currency" office:currency="GBP" office:value="1250000">
            <text:p>£1,250,000</text:p>
          </table:table-cell>
          <table:table-cell table:formula="of:=[.D122]*[.D121]" office:value-type="currency" office:currency="GBP" office:value="1500000">
            <text:p>£1,500,0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Marketing/Promotion</text:p>
          </table:table-cell>
          <table:table-cell office:value-type="currency" office:currency="GBP" office:value="6132">
            <text:p>£6,132</text:p>
          </table:table-cell>
          <table:table-cell table:style-name="ce9" office:value-type="currency" office:currency="GBP" office:value="6875">
            <text:p>£6,875</text:p>
          </table:table-cell>
          <table:table-cell office:value-type="currency" office:currency="GBP" office:value="7125">
            <text:p>£7,125</text:p>
          </table:table-cell>
          <table:table-cell table:number-columns-repeated="9"/>
        </table:table-row>
        <table:table-row table:style-name="ro1">
          <table:table-cell table:style-name="ce4" office:value-type="string">
            <text:p>Depreciation</text:p>
          </table:table-cell>
          <table:table-cell office:value-type="currency" office:currency="GBP" office:value="500">
            <text:p>£500</text:p>
          </table:table-cell>
          <table:table-cell table:style-name="ce9" office:value-type="currency" office:currency="GBP" office:value="500">
            <text:p>£500</text:p>
          </table:table-cell>
          <table:table-cell office:value-type="currency" office:currency="GBP" office:value="500">
            <text:p>£5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Utilities</text:p>
          </table:table-cell>
          <table:table-cell office:value-type="currency" office:currency="GBP" office:value="1451">
            <text:p>£1,451</text:p>
          </table:table-cell>
          <table:table-cell table:style-name="ce9" office:value-type="currency" office:currency="GBP" office:value="1451">
            <text:p>£1,451</text:p>
          </table:table-cell>
          <table:table-cell office:value-type="currency" office:currency="GBP" office:value="1451">
            <text:p>£1,45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Insurance</text:p>
          </table:table-cell>
          <table:table-cell office:value-type="currency" office:currency="GBP" office:value="1512">
            <text:p>£1,512</text:p>
          </table:table-cell>
          <table:table-cell table:style-name="ce9" office:value-type="currency" office:currency="GBP" office:value="1592">
            <text:p>£1,592</text:p>
          </table:table-cell>
          <table:table-cell office:value-type="currency" office:currency="GBP" office:value="1592">
            <text:p>£1,592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Equipment</text:p>
          </table:table-cell>
          <table:table-cell office:value-type="currency" office:currency="GBP" office:value="5000">
            <text:p>£5,000</text:p>
          </table:table-cell>
          <table:table-cell table:style-name="ce9" office:value-type="currency" office:currency="GBP" office:value="1500">
            <text:p>£1,500</text:p>
          </table:table-cell>
          <table:table-cell office:value-type="currency" office:currency="GBP" office:value="1500">
            <text:p>£1,500</text:p>
          </table:table-cell>
          <table:table-cell table:number-columns-repeated="9"/>
        </table:table-row>
        <table:table-row table:style-name="ro1">
          <table:table-cell table:style-name="ce5"/>
          <table:table-cell/>
          <table:table-cell table:style-name="ce9"/>
          <table:table-cell table:number-columns-repeated="10"/>
        </table:table-row>
        <table:table-row table:style-name="ro1">
          <table:table-cell table:style-name="ce4" office:value-type="string">
            <text:p>Total Operating Expenses</text:p>
          </table:table-cell>
          <table:table-cell table:formula="of:=SUM([.B123:.B128])" office:value-type="currency" office:currency="GBP" office:value="1014595">
            <text:p>£1,014,595</text:p>
          </table:table-cell>
          <table:table-cell table:style-name="ce9" table:formula="of:=SUM([.C123:.C128])" office:value-type="currency" office:currency="GBP" office:value="1261918">
            <text:p>£1,261,918</text:p>
          </table:table-cell>
          <table:table-cell table:formula="of:=SUM([.D123:.D128])" office:value-type="currency" office:currency="GBP" office:value="1512168">
            <text:p>£1,512,168</text:p>
          </table:table-cell>
          <table:table-cell table:number-columns-repeated="9"/>
        </table:table-row>
        <table:table-row table:style-name="ro1">
          <table:table-cell table:style-name="ce5"/>
          <table:table-cell/>
          <table:table-cell table:style-name="ce9"/>
          <table:table-cell table:number-columns-repeated="10"/>
        </table:table-row>
        <table:table-row table:style-name="ro1">
          <table:table-cell table:style-name="ce4" office:value-type="string">
            <text:p>Profit Before Interest and Taxes</text:p>
          </table:table-cell>
          <table:table-cell table:formula="of:=[.B111]-[.B114]-[.B130]" office:value-type="currency" office:currency="GBP" office:value="375430">
            <text:p>£375,430</text:p>
          </table:table-cell>
          <table:table-cell table:style-name="ce9" table:formula="of:=[.C111]-[.C114]-[.C130]" office:value-type="currency" office:currency="GBP" office:value="535327">
            <text:p>£535,327</text:p>
          </table:table-cell>
          <table:table-cell table:formula="of:=[.D111]-[.D114]-[.D130]" office:value-type="currency" office:currency="GBP" office:value="705951">
            <text:p>£705,95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EBITDA</text:p>
          </table:table-cell>
          <table:table-cell table:formula="of:=[.B132]+[.B125]" office:value-type="currency" office:currency="GBP" office:value="375930">
            <text:p>£375,930</text:p>
          </table:table-cell>
          <table:table-cell table:style-name="ce9" table:formula="of:=[.C132]+[.C125]" office:value-type="currency" office:currency="GBP" office:value="535827">
            <text:p>£535,827</text:p>
          </table:table-cell>
          <table:table-cell table:formula="of:=[.D132]+[.D125]" office:value-type="currency" office:currency="GBP" office:value="706451">
            <text:p>£706,45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Interest Payable</text:p>
          </table:table-cell>
          <table:table-cell office:value-type="currency" office:currency="GBP" office:value="4420">
            <text:p>£4,420</text:p>
          </table:table-cell>
          <table:table-cell table:style-name="ce9" office:value-type="currency" office:currency="GBP" office:value="4420">
            <text:p>£4,420</text:p>
          </table:table-cell>
          <table:table-cell office:value-type="currency" office:currency="GBP" office:value="4420">
            <text:p>£4,42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axes Incurred</text:p>
          </table:table-cell>
          <table:table-cell office:value-type="currency" office:currency="GBP" office:value="67860">
            <text:p>£67,860</text:p>
          </table:table-cell>
          <table:table-cell table:style-name="ce9" office:value-type="currency" office:currency="GBP" office:value="67860">
            <text:p>£67,860</text:p>
          </table:table-cell>
          <table:table-cell office:value-type="currency" office:currency="GBP" office:value="67860">
            <text:p>£67,860</text:p>
          </table:table-cell>
          <table:table-cell table:number-columns-repeated="9"/>
        </table:table-row>
        <table:table-row table:style-name="ro1">
          <table:table-cell table:style-name="ce5"/>
          <table:table-cell/>
          <table:table-cell table:style-name="ce9"/>
          <table:table-cell table:number-columns-repeated="10"/>
        </table:table-row>
        <table:table-row table:style-name="ro2">
          <table:table-cell table:style-name="ce6" office:value-type="string">
            <text:p>Net Profit</text:p>
          </table:table-cell>
          <table:table-cell table:style-name="ce10" table:formula="of:=[.B132]-[.B134]-[.B135]" office:value-type="currency" office:currency="GBP" office:value="303150">
            <text:p>£303,150</text:p>
          </table:table-cell>
          <table:table-cell table:style-name="ce10" table:formula="of:=[.C132]-[.C134]-[.C135]" office:value-type="currency" office:currency="GBP" office:value="463047">
            <text:p>£463,047</text:p>
          </table:table-cell>
          <table:table-cell table:style-name="ce10" table:formula="of:=[.D132]-[.D134]-[.D135]" office:value-type="currency" office:currency="GBP" office:value="633671">
            <text:p>£633,67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t Profit/Sales</text:p>
          </table:table-cell>
          <table:table-cell table:style-name="ce11" table:formula="of:=[.B137]/[.B111]" office:value-type="percentage" office:value="0.194326923076923">
            <text:p>19.43%</text:p>
          </table:table-cell>
          <table:table-cell table:style-name="ce11" table:formula="of:=[.C137]/[.C111]" office:value-type="percentage" office:value="0.233390625">
            <text:p>23.34%</text:p>
          </table:table-cell>
          <table:table-cell table:style-name="ce11" table:formula="of:=[.D137]/[.D111]" office:value-type="percentage" office:value="0.261307628865979">
            <text:p>26.13%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6" office:value-type="string" table:number-columns-spanned="4" table:number-rows-spanned="1">
            <text:p>Pro Forma Cash Flow</text:p>
          </table:table-cell>
          <table:covered-table-cell table:style-name="ce13"/>
          <table:covered-table-cell table:style-name="ce13"/>
          <table:covered-table-cell table:style-name="ce13"/>
          <table:table-cell table:number-columns-repeated="9"/>
        </table:table-row>
        <table:table-row table:style-name="ro1">
          <table:table-cell table:style-name="ce5"/>
          <table:table-cell table:style-name="ce4" office:value-type="string">
            <text:p>Year 1</text:p>
          </table:table-cell>
          <table:table-cell table:style-name="ce4" office:value-type="string">
            <text:p>Year 2</text:p>
          </table:table-cell>
          <table:table-cell table:style-name="ce4" office:value-type="string">
            <text:p>Year 3</text:p>
          </table:table-cell>
          <table:table-cell table:number-columns-repeated="9"/>
        </table:table-row>
        <table:table-row table:style-name="ro1">
          <table:table-cell table:style-name="ce8" office:value-type="string">
            <text:p>Cash Received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5"/>
          <table:table-cell table:style-name="ce14" table:number-columns-repeated="3"/>
          <table:table-cell table:number-columns-repeated="9"/>
        </table:table-row>
        <table:table-row table:style-name="ro1">
          <table:table-cell table:style-name="ce8" office:value-type="string">
            <text:p>Cash from Operations</text:p>
          </table:table-cell>
          <table:table-cell table:style-name="ce14" table:number-columns-repeated="3"/>
          <table:table-cell table:number-columns-repeated="9"/>
        </table:table-row>
        <table:table-row table:style-name="ro1">
          <table:table-cell table:style-name="ce4" office:value-type="string">
            <text:p>Cash Sales</text:p>
          </table:table-cell>
          <table:table-cell office:value-type="currency" office:currency="GBP" office:value="1560000">
            <text:p>£1,560,000</text:p>
          </table:table-cell>
          <table:table-cell table:style-name="ce9" office:value-type="currency" office:currency="GBP" office:value="1984000">
            <text:p>£1,984,000</text:p>
          </table:table-cell>
          <table:table-cell office:value-type="currency" office:currency="GBP" office:value="2425000">
            <text:p>£2,425,0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ubtotal Cash from Operations</text:p>
          </table:table-cell>
          <table:table-cell table:style-name="ce15" table:formula="of:=[.B146]" office:value-type="currency" office:currency="GBP" office:value="1560000">
            <text:p>£1,560,000</text:p>
          </table:table-cell>
          <table:table-cell table:style-name="ce15" table:formula="of:=[.C146]" office:value-type="currency" office:currency="GBP" office:value="1984000">
            <text:p>£1,984,000</text:p>
          </table:table-cell>
          <table:table-cell table:style-name="ce15" table:formula="of:=[.D146]" office:value-type="currency" office:currency="GBP" office:value="2425000">
            <text:p>£2,425,000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14" table:number-columns-repeated="3"/>
          <table:table-cell table:number-columns-repeated="9"/>
        </table:table-row>
        <table:table-row table:style-name="ro1">
          <table:table-cell table:style-name="ce8" office:value-type="string">
            <text:p>Additional Cash Received</text:p>
          </table:table-cell>
          <table:table-cell table:style-name="ce14" table:number-columns-repeated="3"/>
          <table:table-cell table:number-columns-repeated="9"/>
        </table:table-row>
        <table:table-row table:style-name="ro1">
          <table:table-cell table:style-name="ce4" office:value-type="string">
            <text:p>Sales Tax, VAT, HST/GST Received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Current Borrowing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Other Liabilities (interest-free)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Long-term Liabilities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ales of Other Current Assets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ales of Long-term Assets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Investment Received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Subtotal Cash Received</text:p>
          </table:table-cell>
          <table:table-cell table:style-name="ce15" table:formula="of:=SUM([.B147:.B156])" office:value-type="currency" office:currency="GBP" office:value="1560000">
            <text:p>£1,560,000</text:p>
          </table:table-cell>
          <table:table-cell table:style-name="ce15" table:formula="of:=SUM([.C147:.C156])" office:value-type="currency" office:currency="GBP" office:value="1984000">
            <text:p>£1,984,000</text:p>
          </table:table-cell>
          <table:table-cell table:style-name="ce15" table:formula="of:=SUM([.D147:.D156])" office:value-type="currency" office:currency="GBP" office:value="2425000">
            <text:p>£2,425,000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14" table:number-columns-repeated="3"/>
          <table:table-cell table:number-columns-repeated="9"/>
        </table:table-row>
        <table:table-row table:style-name="ro1">
          <table:table-cell table:style-name="ce8" office:value-type="string">
            <text:p>Expenditures</text:p>
          </table:table-cell>
          <table:table-cell table:style-name="ce15" table:number-columns-repeated="3"/>
          <table:table-cell table:number-columns-repeated="9"/>
        </table:table-row>
        <table:table-row table:style-name="ro1">
          <table:table-cell table:style-name="ce5"/>
          <table:table-cell table:style-name="ce14" table:number-columns-repeated="3"/>
          <table:table-cell table:number-columns-repeated="9"/>
        </table:table-row>
        <table:table-row table:style-name="ro1">
          <table:table-cell table:style-name="ce8" office:value-type="string">
            <text:p>Expenditures from Operations</text:p>
          </table:table-cell>
          <table:table-cell table:style-name="ce14" table:number-columns-repeated="3"/>
          <table:table-cell table:number-columns-repeated="9"/>
        </table:table-row>
        <table:table-row table:style-name="ro1">
          <table:table-cell table:style-name="ce4" office:value-type="string">
            <text:p>Cash Spending</text:p>
          </table:table-cell>
          <table:table-cell table:style-name="ce15" office:value-type="currency" office:currency="GBP" office:value="10800">
            <text:p>£10,800</text:p>
          </table:table-cell>
          <table:table-cell table:style-name="ce15" office:value-type="currency" office:currency="GBP" office:value="11232">
            <text:p>£11,232</text:p>
          </table:table-cell>
          <table:table-cell table:style-name="ce15" office:value-type="currency" office:currency="GBP" office:value="11681">
            <text:p>£11,68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Bill Payments</text:p>
          </table:table-cell>
          <table:table-cell table:style-name="ce15" office:value-type="currency" office:currency="GBP" office:value="25459">
            <text:p>£25,459</text:p>
          </table:table-cell>
          <table:table-cell table:style-name="ce15" office:value-type="currency" office:currency="GBP" office:value="34970">
            <text:p>£34,970</text:p>
          </table:table-cell>
          <table:table-cell table:style-name="ce15" office:value-type="currency" office:currency="GBP" office:value="48550">
            <text:p>£48,55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ubtotal Spent on Operations</text:p>
          </table:table-cell>
          <table:table-cell table:style-name="ce15" office:value-type="currency" office:currency="GBP" office:value="36259">
            <text:p>£36,259</text:p>
          </table:table-cell>
          <table:table-cell table:style-name="ce15" office:value-type="currency" office:currency="GBP" office:value="46202">
            <text:p>£46,202</text:p>
          </table:table-cell>
          <table:table-cell table:style-name="ce15" office:value-type="currency" office:currency="GBP" office:value="60231">
            <text:p>£60,231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14" table:number-columns-repeated="3"/>
          <table:table-cell table:number-columns-repeated="9"/>
        </table:table-row>
        <table:table-row table:style-name="ro1">
          <table:table-cell table:style-name="ce8" office:value-type="string">
            <text:p>Additional Expenditures</text:p>
          </table:table-cell>
          <table:table-cell table:style-name="ce14" table:number-columns-repeated="3"/>
          <table:table-cell table:number-columns-repeated="9"/>
        </table:table-row>
        <table:table-row table:style-name="ro1">
          <table:table-cell table:style-name="ce4" office:value-type="string">
            <text:p>Sales Tax, VAT, HST/GST Paid Out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4">
          <table:table-cell table:style-name="ce4" office:value-type="string">
            <text:p>Principal Repayment of Current Borrowing</text:p>
          </table:table-cell>
          <table:table-cell table:style-name="ce15" office:value-type="currency" office:currency="GBP" office:value="10500">
            <text:p>£10,500</text:p>
          </table:table-cell>
          <table:table-cell table:style-name="ce15" office:value-type="currency" office:currency="GBP" office:value="10500">
            <text:p>£10,500</text:p>
          </table:table-cell>
          <table:table-cell table:style-name="ce15" office:value-type="currency" office:currency="GBP" office:value="10500">
            <text:p>£10,500</text:p>
          </table:table-cell>
          <table:table-cell table:number-columns-repeated="9"/>
        </table:table-row>
        <table:table-row table:style-name="ro2">
          <table:table-cell table:style-name="ce4" office:value-type="string">
            <text:p>Other Liabilities Principal Repayment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4">
          <table:table-cell table:style-name="ce4" office:value-type="string">
            <text:p>Long-term Liabilities Principal Repayment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Purchase Other Current Assets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Purchase Long-term Assets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Dividends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style-name="ce15" office:value-type="currency" office:currency="GBP" office:value="0">
            <text:p>£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ubtotal Cash Spent</text:p>
          </table:table-cell>
          <table:table-cell table:style-name="ce15" office:value-type="currency" office:currency="GBP" office:value="46759">
            <text:p>£46,759</text:p>
          </table:table-cell>
          <table:table-cell table:style-name="ce15" office:value-type="currency" office:currency="GBP" office:value="56702">
            <text:p>£56,702</text:p>
          </table:table-cell>
          <table:table-cell table:style-name="ce15" office:value-type="currency" office:currency="GBP" office:value="70731">
            <text:p>£70,731</text:p>
          </table:table-cell>
          <table:table-cell table:number-columns-repeated="9"/>
        </table:table-row>
        <table:table-row table:style-name="ro1">
          <table:table-cell table:style-name="ce5"/>
          <table:table-cell table:style-name="ce14" table:number-columns-repeated="3"/>
          <table:table-cell table:number-columns-repeated="9"/>
        </table:table-row>
        <table:table-row table:style-name="ro2">
          <table:table-cell table:style-name="ce6" office:value-type="string">
            <text:p>Net Cash Flow</text:p>
          </table:table-cell>
          <table:table-cell table:style-name="ce15" office:value-type="currency" office:currency="GBP" office:value="5458">
            <text:p>£5,458</text:p>
          </table:table-cell>
          <table:table-cell table:style-name="ce15" office:value-type="currency" office:currency="GBP" office:value="20681">
            <text:p>£20,681</text:p>
          </table:table-cell>
          <table:table-cell table:style-name="ce15" office:value-type="currency" office:currency="GBP" office:value="33715">
            <text:p>£33,715</text:p>
          </table:table-cell>
          <table:table-cell table:number-columns-repeated="9"/>
        </table:table-row>
        <table:table-row table:style-name="ro2">
          <table:table-cell table:style-name="ce6" office:value-type="string">
            <text:p>Cash Balance</text:p>
          </table:table-cell>
          <table:table-cell table:style-name="ce15" office:value-type="currency" office:currency="GBP" office:value="15458">
            <text:p>£15,458</text:p>
          </table:table-cell>
          <table:table-cell table:style-name="ce15" office:value-type="currency" office:currency="GBP" office:value="36139">
            <text:p>£36,139</text:p>
          </table:table-cell>
          <table:table-cell table:style-name="ce15" office:value-type="currency" office:currency="GBP" office:value="69854">
            <text:p>£69,854</text:p>
          </table:table-cell>
          <table:table-cell table:number-columns-repeated="9"/>
        </table:table-row>
        <table:table-row table:style-name="ro1" table:number-rows-repeated="653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10/03/2013</text:date>, <text:time>21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 Homer</meta:initial-creator>
    <meta:creation-date>2013-03-10T18:11:43.53</meta:creation-date>
    <dc:date>2013-03-10T21:05:23.91</dc:date>
    <dc:creator>Ben Homer</dc:creator>
    <meta:editing-duration>PT02H19M03S</meta:editing-duration>
    <meta:editing-cycles>11</meta:editing-cycles>
    <meta:generator>OpenOffice.org/3.1$Win32 OpenOffice.org_project/310m11$Build-9399</meta:generator>
    <meta:document-statistic meta:table-count="3" meta:cell-count="4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058cm" svg:height="9.193cm" chart:class="chart:bar" chart:style-name="ch1">
        <chart:title svg:x="4.309cm" svg:y="0.184cm" chart:style-name="ch2">
          <text:p>Start-up Finances</text:p>
        </chart:title>
        <chart:plot-area chart:style-name="ch3" table:cell-range-address="Sheet1.C26:Sheet1.D29" chart:data-source-has-labels="column" svg:x="0.241cm" svg:y="0.87cm" svg:width="11.576cm" svg:height="8.14cm">
          <chart:axis chart:dimension="x" chart:name="primary-x" chart:style-name="ch4">
            <chart:categories table:cell-range-address="Sheet1.C26:Sheet1.C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6:Sheet1.D29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C26:Sheet1.C29">Expenses</text:p>
              </table:table-cell>
              <table:table-cell office:value-type="float" office:value="53950">
                <text:p text:id="Sheet1.D26:Sheet1.D29">53950</text:p>
              </table:table-cell>
            </table:table-row>
            <table:table-row>
              <table:table-cell office:value-type="string">
                <text:p>Assets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Investment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oans</text:p>
              </table:table-cell>
              <table:table-cell office:value-type="float" office:value="39000">
                <text:p>3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1cm" svg:height="7cm" chart:class="chart:bar" chart:style-name="ch1">
        <chart:title svg:x="-0.017cm" svg:y="0.141cm" chart:style-name="ch2">
          <text:p>Yearly Gross Margin and Profit Projection</text:p>
        </chart:title>
        <chart:legend chart:legend-position="end" svg:x="5.745cm" svg:y="2.794cm" chart:style-name="ch3"/>
        <chart:plot-area chart:style-name="ch4" table:cell-range-address="Sheet1.F110:Sheet1.H113" chart:data-source-has-labels="both" svg:x="0.16cm" svg:y="0.784cm" svg:width="5.426cm" svg:height="5.936cm">
          <chart:axis chart:dimension="x" chart:name="primary-x" chart:style-name="ch5">
            <chart:categories table:cell-range-address="Sheet1.F111:Sheet1.F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111:Sheet1.G113" chart:label-cell-address="Sheet1.G110:Sheet1.G110" chart:class="chart:bar">
            <chart:data-point chart:repeated="3"/>
          </chart:series>
          <chart:series chart:style-name="ch9" chart:values-cell-range-address="Sheet1.H111:Sheet1.H113" chart:label-cell-address="Sheet1.H110:Sheet1.H11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10:Sheet1.G110">Gross Margin</text:p>
              </table:table-cell>
              <table:table-cell office:value-type="string">
                <text:p text:id="Sheet1.H110:Sheet1.H110">Net Profit</text:p>
              </table:table-cell>
            </table:table-row>
          </table:table-header-rows>
          <table:table-rows>
            <table:table-row>
              <table:table-cell office:value-type="string">
                <text:p text:id="Sheet1.F111:Sheet1.F113">Year 1</text:p>
              </table:table-cell>
              <table:table-cell office:value-type="float" office:value="1390025">
                <text:p text:id="Sheet1.G111:Sheet1.G113">1390025</text:p>
              </table:table-cell>
              <table:table-cell office:value-type="float" office:value="303150">
                <text:p text:id="Sheet1.H111:Sheet1.H113">303150</text:p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1797245">
                <text:p>1797245</text:p>
              </table:table-cell>
              <table:table-cell office:value-type="float" office:value="463047">
                <text:p>463047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2218119">
                <text:p>2218119</text:p>
              </table:table-cell>
              <table:table-cell office:value-type="float" office:value="633671">
                <text:p>633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